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8pt" fo:font-weight="bold" style:font-size-asian="58pt" style:font-weight-asian="bold" style:font-size-complex="58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5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8pt" style:font-style-asian="normal" style:font-weight-asian="bold" style:font-family-complex="Tahoma" style:font-family-generic-complex="system" style:font-pitch-complex="variable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ywam Cię,</text:span><text:span text:style-name="T1"><text:line-break/></text:span><text:span text:style-name="T1">Duchu Przyjdź!</text:span><text:span text:style-name="T1"><text:line-break/></text:span><text:span text:style-name="T1">Czekam wciąż, byś</text:span><text:span text:style-name="T1"><text:line-break/></text:span><text:span text:style-name="T1">dotknął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łam Cię,</text:span><text:span text:style-name="T1"><text:line-break/></text:span><text:span text:style-name="T1">Panie Przyjdź!</text:span><text:span text:style-name="T1"><text:line-break/></text:span><text:span text:style-name="T1">Jezu Zbawco</text:span><text:span text:style-name="T1"><text:line-break/></text:span><text:span text:style-name="T1">do dzieci Twy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k spragniona</text:span><text:span text:style-name="T1"><text:line-break/></text:span><text:span text:style-name="T1">ziemia rosy</text:span><text:span text:style-name="T1"><text:line-break/></text:span><text:span text:style-name="T1">dusza ma,</text:span><text:span text:style-name="T1"><text:line-break/></text:span><text:span text:style-name="T1">Tylko Ty</text:span><text:span text:style-name="T1"><text:line-break/></text:span><text:span text:style-name="T1">możesz wypełnić</text:span><text:span text:style-name="T1"><text:line-break/></text:span><text:span text:style-name="T1">Serca głód,</text:span><text:span text:style-name="T1"><text:line-break/></text:span><text:span text:style-name="T1">Serca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łębio mórz,</text:span><text:span text:style-name="T1"><text:line-break/></text:span><text:span text:style-name="T1">potęgo gór,</text:span><text:span text:style-name="T1"><text:line-break/></text:span><text:span text:style-name="T1">Boże mój</text:span><text:span text:style-name="T1"><text:line-break/></text:span><text:span text:style-name="T1">Nie mogę bez Twej</text:span><text:span text:style-name="T1"><text:line-break/></text:span><text:span text:style-name="T1">miłości żyć,</text:span><text:span text:style-name="T1"><text:line-break/></text:span><text:span text:style-name="T1">Nie chcę bez Ciebie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spragniona</text:span><text:span text:style-name="T1"><text:line-break/></text:span><text:span text:style-name="T1">ziemia rosy</text:span><text:span text:style-name="T1"><text:line-break/></text:span><text:span text:style-name="T1">dusza ma,</text:span><text:span text:style-name="T1"><text:line-break/></text:span><text:span text:style-name="T1">Tylko Ty</text:span><text:span text:style-name="T1"><text:line-break/></text:span><text:span text:style-name="T1">możesz wypełnić</text:span><text:span text:style-name="T1"><text:line-break/></text:span><text:span text:style-name="T1">Serca głód,</text:span><text:span text:style-name="T1"><text:line-break/></text:span><text:span text:style-name="T1">Serca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Przykład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3-05-07T17:59:52.61</dc:date>
    <meta:editing-cycles>5</meta:editing-cycles>
    <meta:editing-duration>PT20M45S</meta:editing-duration>
    <meta:document-statistic meta:object-count="36"/>
    <meta:user-defined meta:name="Informacja 1"/>
    <meta:user-defined meta:name="Informacja 2"/>
    <meta:user-defined meta:name="Informacja 3"/>
    <meta:user-defined meta:name="Informacja 4"/>
  </office:meta>
</office:document-meta>
</file>